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, Verdana, Arial, Helvetica, sans-serif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officeooo:paragraph-rsid="000bdfbd" style:font-name-asian="Arial1" style:font-weight-asian="bold" style:font-name-complex="Arial1"/>
    </style:style>
    <style:style style:name="P7" style:family="paragraph" style:parent-style-name="Standard">
      <style:text-properties style:font-name="Arial" fo:font-weight="bold" officeooo:paragraph-rsid="000a0b2f"/>
    </style:style>
    <style:style style:name="P8" style:family="paragraph" style:parent-style-name="Standard">
      <style:text-properties style:font-name="Arial" fo:font-weight="bold" fo:background-color="#fff200" style:font-name-asian="Arial1" style:font-weight-asian="bold" style:font-name-complex="Arial1" style:font-weight-complex="bold"/>
    </style:style>
    <style:style style:name="P9" style:family="paragraph" style:parent-style-name="Standard">
      <style:text-properties style:font-name="Arial" style:font-name-asian="Arial1" style:font-name-complex="Arial1"/>
    </style:style>
    <style:style style:name="P10" style:family="paragraph" style:parent-style-name="Standard">
      <style:text-properties style:font-name="Arial" fo:background-color="#fff200" style:font-name-asian="Arial1" style:font-name-complex="Arial1"/>
    </style:style>
    <style:style style:name="P11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font-variant="normal" fo:text-transform="none" fo:color="#000000" style:font-name="Roboto" fo:font-size="12.75pt" fo:letter-spacing="normal" fo:font-style="normal" fo:font-weight="normal"/>
    </style:style>
    <style:style style:name="T4" style:family="text">
      <style:text-properties fo:font-variant="normal" fo:text-transform="none" fo:color="#000000" style:font-name="Roboto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Roboto" fo:font-size="11pt" fo:letter-spacing="normal" fo:font-style="normal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0000" style:font-name="Roboto" fo:font-size="11pt" fo:letter-spacing="normal" fo:font-style="normal" fo:background-color="#fff200" loext:char-shading-value="0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000000" style:font-name="Roboto" fo:font-size="11pt" fo:letter-spacing="normal" fo:font-style="normal" fo:background-color="#fff200" loext:char-shading-value="0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0000" style:font-name="Georgia1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Georgia1" fo:font-size="10.5pt" fo:letter-spacing="normal" fo:font-style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Georgia1" fo:font-size="10.5pt" fo:letter-spacing="normal" fo:font-style="normal" officeooo:rsid="000bdfbd" fo:background-color="#ffffff" loext:char-shading-value="0" loext:padding="0cm" loext:border="none"/>
    </style:style>
    <style:style style:name="T11" style:family="text">
      <style:text-properties fo:font-variant="normal" fo:text-transform="none" fo:color="#000000" style:font-name="Georgia1" fo:font-size="10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Georgia1" fo:font-size="10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style:font-name="Georgia1" fo:font-size="10.5pt" fo:letter-spacing="normal" fo:font-style="normal" fo:font-weight="bold" officeooo:rsid="000bdfbd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Georgia1" fo:font-size="10.5pt" fo:letter-spacing="normal" fo:font-style="normal" fo:font-weight="bold" fo:background-color="#fff200" loext:char-shading-value="0" style:font-weight-asian="bold" style:font-weight-complex="bold"/>
    </style:style>
    <style:style style:name="T15" style:family="text">
      <style:text-properties fo:font-variant="normal" fo:text-transform="none" fo:color="#000000" style:font-name="Georgia1" fo:font-size="10.5pt" fo:letter-spacing="normal" fo:font-style="normal" fo:font-weight="bold" fo:background-color="#fff200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Georgia1" fo:font-size="10.5pt" fo:letter-spacing="normal" fo:font-style="normal" fo:font-weight="bold" fo:background-color="#fff200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Georgia1" fo:font-size="10.5pt" fo:letter-spacing="normal" fo:font-style="normal" fo:font-weight="bold" officeooo:rsid="000bdfbd" fo:background-color="#fff200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style:font-name="Georgia1" fo:font-size="10.5pt" fo:letter-spacing="normal" fo:font-style="normal" fo:font-weight="bold" officeooo:rsid="000bdfbd" fo:background-color="#fff200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style:font-name="Georgia1" fo:font-size="10.5pt" fo:letter-spacing="normal" fo:font-style="normal" fo:font-weight="bold" fo:background-color="#fff200" loext:char-shading-value="0" style:font-weight-asian="bold" style:font-weight-complex="bold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2" style:family="text">
      <style:text-properties fo:font-variant="normal" fo:text-transform="none" fo:color="#222222" style:font-name="sans-serif" fo:font-size="10.5pt" fo:letter-spacing="normal" fo:font-style="normal" fo:font-weight="normal" officeooo:rsid="000a0b2f"/>
    </style:style>
    <style:style style:name="T23" style:family="text">
      <style:text-properties fo:font-variant="normal" fo:text-transform="none" fo:color="#222222" style:font-name="sans-serif" fo:font-size="10.5pt" fo:letter-spacing="normal" fo:font-style="normal" style:font-size-asian="10.5pt" style:font-style-asian="normal" style:font-weight-asian="bold" style:font-size-complex="10.5pt" style:font-style-complex="normal" style:font-weight-complex="bold"/>
    </style:style>
    <style:style style:name="T24" style:family="text">
      <style:text-properties fo:font-variant="normal" fo:text-transform="none" fo:color="#222222" style:font-name="sans-serif" fo:font-size="10.5pt" fo:letter-spacing="normal" fo:font-style="normal" officeooo:rsid="000a0b2f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fo:font-variant="normal" fo:text-transform="none" fo:color="#222222" style:font-name="sans-serif" fo:font-size="10.5pt" fo:letter-spacing="normal" fo:font-style="normal" fo:background-color="#fff200" loext:char-shading-value="0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fo:font-variant="normal" fo:text-transform="none" fo:color="#222222" style:font-name="sans-serif" fo:font-size="10.5pt" fo:letter-spacing="normal" fo:font-style="normal" officeooo:rsid="000a0b2f" fo:background-color="#fff200" loext:char-shading-value="0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fo:font-variant="normal" fo:text-transform="none" fo:color="#222222" style:font-name="sans-serif" fo:font-size="10.5pt" fo:letter-spacing="normal" fo:font-style="normal" officeooo:rsid="000a0b2f" fo:background-color="#fff200" loext:char-shading-value="0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fo:font-variant="normal" fo:text-transform="none" fo:color="#222222" style:font-name="sans-serif" fo:font-size="10.5pt" fo:letter-spacing="normal" fo:font-style="normal" fo:background-color="#fff200" loext:char-shading-value="0" style:font-size-asian="10.5pt" style:font-style-asian="normal" style:font-weight-asian="bold" style:font-size-complex="10.5pt" style:font-style-complex="normal" style:font-weight-complex="bold"/>
    </style:style>
    <style:style style:name="T29" style:family="text">
      <style:text-properties fo:font-variant="normal" fo:text-transform="none" fo:color="#222222" style:font-name="sans-serif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222222" style:font-name="sans-serif" fo:font-size="11pt" fo:letter-spacing="normal" fo:font-style="normal" fo:font-weight="normal" officeooo:rsid="000a0b2f" style:font-size-asian="11pt" style:font-size-complex="11pt"/>
    </style:style>
    <style:style style:name="T31" style:family="text">
      <style:text-properties fo:font-variant="normal" fo:text-transform="none" fo:color="#222222" style:font-name="sans-serif" fo:font-size="11pt" fo:letter-spacing="normal" fo:font-style="normal" fo:font-weight="normal" style:font-size-asian="11pt" style:font-style-asian="normal" style:font-size-complex="11pt" style:font-style-complex="normal"/>
    </style:style>
    <style:style style:name="T32" style:family="text">
      <style:text-properties fo:font-variant="normal" fo:text-transform="none" fo:color="#222222" style:font-name="sans-serif" fo:font-size="11pt" fo:letter-spacing="normal" fo:font-style="normal" fo:font-weight="normal" officeooo:rsid="000a0b2f" style:font-size-asian="11pt" style:font-style-asian="normal" style:font-size-complex="11pt" style:font-style-complex="normal"/>
    </style:style>
    <style:style style:name="T33" style:family="text">
      <style:text-properties fo:font-variant="normal" fo:text-transform="none" fo:color="#222222" style:font-name="sans-serif" fo:font-size="11pt" fo:letter-spacing="normal" fo:font-style="normal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fo:color="#222222" style:font-name="sans-serif" fo:font-size="11pt" fo:letter-spacing="normal" fo:font-style="normal" officeooo:rsid="000a0b2f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fo:font-variant="normal" fo:text-transform="none" fo:color="#222222" style:font-name="sans-serif" fo:font-size="11pt" fo:letter-spacing="normal" fo:font-style="italic" fo:font-weight="normal" style:font-size-asian="11pt" style:font-style-asian="italic" style:font-size-complex="11pt" style:font-style-complex="italic"/>
    </style:style>
    <style:style style:name="T36" style:family="text">
      <style:text-properties fo:font-variant="normal" fo:text-transform="none" fo:color="#222222" style:font-name="sans-serif" fo:font-size="11pt" fo:letter-spacing="normal" fo:font-style="italic" fo:font-weight="normal" officeooo:rsid="000a0b2f" style:font-size-asian="11pt" style:font-style-asian="italic" style:font-size-complex="11pt" style:font-style-complex="italic"/>
    </style:style>
    <style:style style:name="T37" style:family="text">
      <style:text-properties fo:font-variant="normal" fo:text-transform="none" fo:color="#222222" style:font-name="sans-serif" fo:font-size="10pt" fo:letter-spacing="normal" fo:font-style="normal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font-variant="normal" fo:text-transform="none" fo:color="#222222" style:font-name="sans-serif" fo:font-size="10pt" fo:letter-spacing="normal" fo:font-style="normal" officeooo:rsid="000a0b2f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font-variant="normal" fo:text-transform="none" fo:color="#323232" style:font-name="ibm-plex-sans" fo:font-size="12pt" fo:letter-spacing="normal" fo:font-style="normal" fo:font-weight="normal"/>
    </style:style>
    <style:style style:name="T40" style:family="text">
      <style:text-properties fo:font-variant="normal" fo:text-transform="none" fo:color="#323232" style:font-name="ibm-plex-sans" fo:font-size="12pt" fo:letter-spacing="normal" fo:font-style="normal" fo:font-weight="normal" officeooo:rsid="000bdfbd"/>
    </style:style>
    <style:style style:name="T41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fff200" loext:char-shading-value="0"/>
    </style:style>
    <style:style style:name="T42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fff200" loext:char-shading-value="0"/>
    </style:style>
    <style:style style:name="T43" style:family="text">
      <style:text-properties fo:font-variant="normal" fo:text-transform="none" fo:color="#323232" style:font-name="ibm-plex-sans" fo:font-size="12pt" fo:letter-spacing="normal" fo:font-style="normal" style:font-weight-complex="bold"/>
    </style:style>
    <style:style style:name="T44" style:family="text">
      <style:text-properties fo:font-variant="normal" fo:text-transform="none" fo:color="#323232" style:font-name="ibm-plex-sans" fo:font-size="12pt" fo:letter-spacing="normal" fo:font-style="normal" officeooo:rsid="000bdfbd" style:font-weight-complex="bold"/>
    </style:style>
    <style:style style:name="T45" style:family="text">
      <style:text-properties fo:font-variant="normal" fo:text-transform="none" fo:color="#323232" style:font-name="ibm-plex-sans" fo:font-size="12pt" fo:letter-spacing="normal" fo:font-style="normal" fo:background-color="#fff200" loext:char-shading-value="0" style:font-weight-complex="bold"/>
    </style:style>
    <style:style style:name="T46" style:family="text">
      <style:text-properties fo:font-variant="normal" fo:text-transform="none" fo:color="#323232" style:font-name="ibm-plex-sans" fo:font-size="12pt" fo:letter-spacing="normal" fo:font-style="normal" fo:background-color="#fff200" loext:char-shading-value="0" style:font-weight-complex="bold"/>
    </style:style>
    <style:style style:name="T47" style:family="text">
      <style:text-properties fo:font-variant="normal" fo:text-transform="none" fo:color="#323232" style:font-name="ibm-plex-sans" fo:font-size="12pt" fo:letter-spacing="normal" fo:font-style="normal" officeooo:rsid="000bdfbd" fo:background-color="#fff200" loext:char-shading-value="0" style:font-weight-complex="bold"/>
    </style:style>
    <style:style style:name="T48" style:family="text">
      <style:text-properties fo:font-variant="normal" fo:text-transform="none" fo:color="#323232" style:font-name="ibm-plex-sans" fo:font-size="12pt" fo:letter-spacing="normal" fo:font-style="normal" officeooo:rsid="000bdfbd" fo:background-color="#fff200" loext:char-shading-value="0" style:font-weight-complex="bold"/>
    </style:style>
    <style:style style:name="T49" style:family="text">
      <style:text-properties style:font-name-asian="Arial1" style:font-weight-asian="bold" style:font-name-complex="Arial1"/>
    </style:style>
    <style:style style:name="T50" style:family="text">
      <style:text-properties officeooo:rsid="000a0b2f" style:font-name-asian="Arial1" style:font-weight-asian="bold" style:font-name-complex="Arial1"/>
    </style:style>
    <style:style style:name="T51" style:family="text">
      <style:text-properties fo:font-size="11pt" officeooo:rsid="000a0b2f" style:font-name-asian="Arial1" style:font-size-asian="11pt" style:font-weight-asian="bold" style:font-name-complex="Arial1" style:font-size-complex="11pt"/>
    </style:style>
    <style:style style:name="T52" style:family="text">
      <style:text-properties fo:font-size="11pt" fo:font-style="italic" officeooo:rsid="000a0b2f" style:font-name-asian="Arial1" style:font-size-asian="11pt" style:font-style-asian="italic" style:font-weight-asian="bold" style:font-name-complex="Arial1" style:font-size-complex="11pt" style:font-style-complex="italic"/>
    </style:style>
    <style:style style:name="T53" style:family="text">
      <style:text-properties fo:font-size="11pt" fo:font-style="normal" officeooo:rsid="000a0b2f" style:font-name-asian="Arial1" style:font-size-asian="11pt" style:font-style-asian="normal" style:font-weight-asian="bold" style:font-name-complex="Arial1" style:font-size-complex="11pt" style:font-style-complex="normal"/>
    </style:style>
    <style:style style:name="T54" style:family="text">
      <style:text-properties fo:font-size="11pt" fo:font-style="normal" officeooo:rsid="000a0b2f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5" style:family="text">
      <style:text-properties fo:font-size="10pt" fo:font-style="normal" officeooo:rsid="000a0b2f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6" style:family="text">
      <style:text-properties fo:font-size="10.5pt" fo:font-style="normal" officeooo:rsid="000a0b2f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7" style:family="text">
      <style:text-properties fo:font-size="10.5pt" fo:font-style="normal" officeooo:rsid="000a0b2f" fo:background-color="#fff200" loext:char-shading-value="0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8" style:family="text">
      <style:text-properties fo:font-size="10.5pt" fo:font-style="normal" officeooo:rsid="000a0b2f" fo:background-color="#fff200" loext:char-shading-value="0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9" style:family="text">
      <style:text-properties officeooo:rsid="000bdfbd"/>
    </style:style>
    <text:list-style style:name="L1">
      <text:list-level-style-number text:level="1" text:style-name="Numbering_20_Symbols" style:num-suffix="." style:num-format="A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7</text:span></text:p>
      <text:p text:style-name="P2">1. What is an actor model?</text:p>
      <text:p text:style-name="P2">A) An actor model can represent an external entity which communicates with the system</text:p>
      <text:p text:style-name="P2">B) An actor can represent a specific physical entity</text:p>
      <text:p text:style-name="P2">C) An Actor model can represent a role played by the User.</text:p>
      <text:p text:style-name="P2">D) All of the above27.* can be defined as_____________</text:p>
      <text:p text:style-name="P1">A) No limit on the number of instances (including none).</text:p>
      <text:p text:style-name="P1">B) Zero or one instance. The notation.</text:p>
      <text:p text:style-name="P1">C) Exactly one instance</text:p>
      <text:p text:style-name="P1">D) At least one instance</text:p>
      <text:p text:style-name="P1"/>
      <text:p text:style-name="P1"/>
      <text:p text:style-name="P2">2.How to represent an instance in a UML diagram</text:p>
      <text:p text:style-name="P1">A) underline</text:p>
      <text:p text:style-name="P1">B) slanted line</text:p>
      <text:p text:style-name="P1">C) overline</text:p>
      <text:p text:style-name="P1">D) Dashed line</text:p>
      <text:p text:style-name="P1"/>
      <text:p text:style-name="P1"/>
      <text:p text:style-name="P2">3.In a Sequence diagram, Slanted lines describe _____________</text:p>
      <text:p text:style-name="P1">A) Construction of objects</text:p>
      <text:p text:style-name="P1">B) Destruction of object</text:p>
      <text:p text:style-name="P1">C) Propogation delay of messages</text:p>
      <text:p text:style-name="P1">D) order of messages</text:p>
      <text:p text:style-name="P1">E) race conditions</text:p>
      <text:p text:style-name="P1"/>
      <text:p text:style-name="P1"/>
      <text:p text:style-name="P2">4.Match the Following for a Component Diagram:</text:p>
      <text:p text:style-name="P2">a. Component : 1) Dashed Arrows</text:p>
      <text:p text:style-name="P2">b. Dependencies : 2)rectangles with two tabs at the upper left.</text:p>
      <text:p text:style-name="P2">C . An Interface to the Component : 3)Circle and solid line</text:p>
      <text:p text:style-name="P1">A) a-3</text:p>
      <text:p text:style-name="P1"><text:soft-page-break/>b-1</text:p>
      <text:p text:style-name="P1">c-2</text:p>
      <text:p text:style-name="P10">B) a-2</text:p>
      <text:p text:style-name="P10">b-1</text:p>
      <text:p text:style-name="P10">c-3</text:p>
      <text:p text:style-name="P1">C) a-1</text:p>
      <text:p text:style-name="P1">b-2</text:p>
      <text:p text:style-name="P1">c-3\</text:p>
      <text:p text:style-name="P1">D) a-2</text:p>
      <text:p text:style-name="P1">b-3</text:p>
      <text:p text:style-name="P1">c-1</text:p>
      <text:p text:style-name="P1"/>
      <text:p text:style-name="P1"/>
      <text:p text:style-name="P2">5.Dog sub class is extending supercalss Mammal,How will represent using UML?</text:p>
      <text:p text:style-name="P1">A) Filled diamond on side of the Super class</text:p>
      <text:p text:style-name="P10">B) Hollow triangle shape on the superclass end of the line</text:p>
      <text:p text:style-name="P1">C) Hollow diamond on</text:p>
      <text:p text:style-name="P1">the Collection side</text:p>
      <text:p text:style-name="P1">D) Hollow triangle shape on the subclass end of the line</text:p>
      <text:p text:style-name="P1"/>
      <text:p text:style-name="P1"/>
      <text:p text:style-name="P2">6.What is the output of the below code:public class Test {</text:p>
      <text:p text:style-name="P2">public static void main(String[] args) {</text:p>
      <text:p text:style-name="P2">List&lt;Integer&gt; list = new ArrayList&lt;Integer&gt;();</text:p>
      <text:p text:style-name="P2">list.add(9);</text:p>
      <text:p text:style-name="P2">list.add(8);</text:p>
      <text:p text:style-name="P2">list.add(2);</text:p>
      <text:p text:style-name="P2">list.add(1);</text:p>
      <text:p text:style-name="P2">Collections.reverse(list);</text:p>
      <text:p text:style-name="P2">Collections.sort(list);</text:p>
      <text:p text:style-name="P2">Iterator itr = list.iterator();</text:p>
      <text:p text:style-name="P2">Collections.shuffle(list);</text:p>
      <text:p text:style-name="P2">while(itr.hasNext()){</text:p>
      <text:p text:style-name="P2"><text:soft-page-break/>System.out.println(itr.next());</text:p>
      <text:p text:style-name="P2">}</text:p>
      <text:p text:style-name="P2">}</text:p>
      <text:p text:style-name="P2">}</text:p>
      <text:p text:style-name="P1">A) 9 8 2 1</text:p>
      <text:p text:style-name="P1">B) 1 2 8 9</text:p>
      <text:p text:style-name="P1">C) 2 9 1 8</text:p>
      <text:p text:style-name="P10">D) Non-Predicatable</text:p>
      <text:p text:style-name="P1"/>
      <text:p text:style-name="P1"/>
      <text:p text:style-name="P2">7.Given the code fragment:</text:p>
      <text:p text:style-name="P2">1. ArrayList&lt;Integer&gt; list = new ArrayList&lt;&gt;(1);</text:p>
      <text:p text:style-name="P2">2. list.add(1001);</text:p>
      <text:p text:style-name="P2">3. list.add(1002);</text:p>
      <text:p text:style-name="P2">4. System.out.println(list.get(list.size()));</text:p>
      <text:p text:style-name="P2">What is the result?</text:p>
      <text:p text:style-name="P10">A) Compilation fails due to an error on line 1.</text:p>
      <text:p text:style-name="P1">B) An exception is thrown at run time due to error on line 3</text:p>
      <text:p text:style-name="P1">C) Anexception is thrown at run time due to error on line 4</text:p>
      <text:p text:style-name="P1">D) 1001 1002</text:p>
      <text:p text:style-name="P1"/>
      <text:p text:style-name="P1"/>
      <text:p text:style-name="P2">8. Which of the following describes the purpose of JUnit?</text:p>
      <text:p text:style-name="P10">A It is a framework to help with writing unit tests for your code.</text:p>
      <text:p text:style-name="P1">B It is a framework to help with writing code involving unit conversions.</text:p>
      <text:p text:style-name="P1">C It is a framework to help with packaging your code into units for distribution.</text:p>
      <text:p text:style-name="P1">D It is a framework to convert all days/dates in your code to June.</text:p>
      <text:p text:style-name="P1"/>
      <text:p text:style-name="P1"/>
      <text:p text:style-name="P2">9.Invoked only once?</text:p>
      <text:p text:style-name="P10">a)@BeforeClass</text:p>
      <text:p text:style-name="P1">b)@After</text:p>
      <text:p text:style-name="P1">c)@Before</text:p>
      <text:p text:style-name="P1"><text:soft-page-break/></text:p>
      <text:p text:style-name="P1"/>
      <text:p text:style-name="P2">10. Invoked before each test?</text:p>
      <text:p text:style-name="P1">a)@BeforeClass</text:p>
      <text:p text:style-name="P1">b)@After</text:p>
      <text:p text:style-name="P11">c)@Before</text:p>
      <text:p text:style-name="P1"/>
      <text:p text:style-name="P1"/>
      <text:p text:style-name="P2">11. Invoked after each test?</text:p>
      <text:p text:style-name="P1">a)@BeforeClass</text:p>
      <text:p text:style-name="P11">b)@After</text:p>
      <text:p text:style-name="P1">c)@Before</text:p>
      <text:p text:style-name="P1"/>
      <text:p text:style-name="P1"/>
      <text:p text:style-name="P2">12. Only once invoked finishing all tests?</text:p>
      <text:p text:style-name="P11">a)@BeforeClass</text:p>
      <text:p text:style-name="P1">b)@After</text:p>
      <text:p text:style-name="P1">c)@Before</text:p>
      <text:p text:style-name="P1">d)AfterClass</text:p>
      <text:p text:style-name="P1"/>
      <text:p text:style-name="P1"/>
      <text:p text:style-name="P2"/>
      <text:p text:style-name="P2"/>
      <text:p text:style-name="P2"/>
      <text:p text:style-name="P2">13. Which diagram in UML shows a complete or partial view of the structure of a</text:p>
      <text:p text:style-name="P2">modeled system at a specific time?</text:p>
      <text:p text:style-name="P1">a) Sequence Diagram</text:p>
      <text:p text:style-name="P1">b) Collaboration Diagram</text:p>
      <text:p text:style-name="P1">c) Class Diagram</text:p>
      <text:p text:style-name="P8">d) Object Diagram</text:p>
      <text:p text:style-name="P1"/>
      <text:p text:style-name="P1"/>
      <text:p text:style-name="P4"><text:span text:style-name="T49">14. In use case diagram actor represents? </text:span><text:span text:style-name="T58">A</text:span><text:span text:style-name="T28"> </text:span><text:span text:style-name="T27">role</text:span><text:span text:style-name="T28"> played by a user or any other system that interacts with the subject.</text:span></text:p>
      <text:p text:style-name="P2"><text:soft-page-break/></text:p>
      <text:p text:style-name="P2"/>
      <text:p text:style-name="P6">15. Aggregation represent in UML? <text:span text:style-name="T39"><text:s text:c="2"/></text:span><text:span text:style-name="T46">solid line with an unfilled diamond</text:span></text:p>
      <text:p text:style-name="P2"/>
      <text:p text:style-name="P2"/>
      <text:p text:style-name="P6">16. Composition represent in UML? <text:s/><text:span text:style-name="T46">solid line with an filled diamond</text:span></text:p>
      <text:p text:style-name="P2"/>
      <text:p text:style-name="P2"/>
      <text:p text:style-name="P6">17. Generalization represent in UML? <text:s/><text:span text:style-name="T39"><text:s/></text:span><text:span text:style-name="T48">Common</text:span><text:span text:style-name="T42"> </text:span><text:span text:style-name="T48">arrow mark</text:span></text:p>
      <text:p text:style-name="P2"/>
      <text:p text:style-name="P2"/>
      <text:p text:style-name="Standard"><text:span text:style-name="T2">18. Dependency represent in UML? <text:s/></text:span><text:span text:style-name="T19">dashed arrow pointing from the </text:span><text:span text:style-name="Strong_20_Emphasis"><text:span text:style-name="T16">client</text:span></text:span><text:span text:style-name="T19">(dependent) at the tail to the </text:span><text:span text:style-name="Strong_20_Emphasis"><text:span text:style-name="T16">supplier</text:span></text:span><text:span text:style-name="Strong_20_Emphasis"><text:span text:style-name="T18">(</text:span></text:span><text:span text:style-name="T19">provider) at the arrowhead</text:span></text:p>
      <text:p text:style-name="P2"/>
      <text:p text:style-name="P2"/>
      <text:p text:style-name="P2">19. The relationship between the object and component parts in UML diagram are</text:p>
      <text:p text:style-name="P7"><text:span text:style-name="T49">represented by </text:span><text:span text:style-name="T7">aggregation</text:span><text:span text:style-name="T49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, Verdana, Arial, Helvetica, sans-serif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2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2" style:font-family-complex="Georgia" style:font-family-generic-complex="system" style:font-pitch-complex="variable" style:font-size-complex="24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7T19:25:05.586438495</dc:date>
    <meta:editing-duration>PT10M</meta:editing-duration>
    <meta:editing-cycles>1</meta:editing-cycles>
    <meta:document-statistic meta:table-count="0" meta:image-count="0" meta:object-count="0" meta:page-count="5" meta:paragraph-count="108" meta:word-count="564" meta:character-count="3331" meta:non-whitespace-character-count="2869"/>
  </office:meta>
</office:document-meta>
</file>